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23: Lena findet es schlimm, dass sie da sind, weil Jojo Ben sehen wollte. Jojo sagt, dass sie auch einen Ausflug mit ihnen machen wollte. Reza fragt Mark, ob er Jojo mehr als ein Freund mag. Jojo denkt, dass sie Ben sah, aber es war nicht ihn. Mark sieht Jojos Handy, als sie es fiel, und fragte, ob sie wegen Ben da waren.</text:p>
      <text:p text:style-name="Standard">Folge 24: Am ende des Tages geht die Gruppe in einem Café. Die Stimmung ist sehr schlecht, weil sie sind verärgert über Jojos hintergründige Motive. Dann kommen Alex und Carla im Café, und die Stimmung wird schlimmer. Mark wird besonders verärgert.</text:p>
      <text:p text:style-name="Standard">Folge 25: Jojo wacht auf, und sieht eine SMS vom Ben, in die sagt er, dass er glaubt, dass er Jojo gesehen hat. Jojo sagt, dass er gewöhnlich sit bestimmt gesehen hat. Lena telefoniert Jojo und sie sprechen über gestern Abend. Mark und Reza kamen sehr spät zu Hause. Jojo geht in der Küche um ihr Handy aufzuladen, und Carla ist da in ihrem Pyjana.</text:p>
      <text:p text:style-name="Standard">Folge 26: Jojo beginnt einen E-Mail zum Ben schreiben, als Mark in ihre Zimmer kommt. Er fragt was ist mit ihr los, weil sie den ganzen Tag in ihrer Zimmer war. Sie wird sehr verärgert darüber und sie argumentieren. Lena telefoniert Jojo, aber sie antwortet nicht. Lena sagt in der Mailbox, dass sie weiß nicht, ob sie noch Schauspielerin sein will. Nachdem, findet sie einen Liebesbrief in ihrer Jacke vom R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27T17:48:40.89</meta:creation-date>
    <meta:document-statistic meta:table-count="0" meta:image-count="0" meta:object-count="0" meta:page-count="1" meta:paragraph-count="4" meta:word-count="241" meta:character-count="1337"/>
    <dc:date>2016-03-27T18:19:46.11</dc:date>
    <dc:creator>Robert Ritchie</dc:creator>
    <meta:editing-duration>PT4S</meta:editing-duration>
    <meta:editing-cycles>1</meta:editing-cycles>
    <meta:generator>OpenOffice/4.1.1$Win32 OpenOffice.org_project/411m6$Build-9775</meta:generator>
  </office:meta>
</office:document-meta>
</file>